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/>
    </style:style>
    <style:style style:name="ce3" style:family="table-cell" style:parent-style-name="Default" style:data-style-name="N2"/>
    <style:style style:name="ce4" style:family="table-cell" style:parent-style-name="Default" style:data-style-name="N37">
      <style:text-properties fo:color="#A6A6A6"/>
    </style:style>
    <style:style style:name="ce5" style:family="table-cell" style:parent-style-name="Default" style:data-style-name="N2">
      <style:text-properties fo:color="#A9D08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t</text:p>
          </table:table-cell>
          <table:table-cell table:style-name="ce1"/>
          <table:table-cell office:value-type="string" table:style-name="ce1">
            <text:p>mk</text:p>
          </table:table-cell>
          <table:table-cell table:style-name="ce1"/>
          <table:table-cell office:value-type="string" table:style-name="ce1">
            <text:p>lk</text:p>
          </table:table-cell>
          <table:table-cell table:style-name="ce1"/>
          <table:table-cell office:value-type="string" table:style-name="ce2">
            <text:p>mt</text:p>
          </table:table-cell>
          <table:table-cell office:value-type="string" table:style-name="ce2">
            <text:p>mk</text:p>
          </table:table-cell>
          <table:table-cell office:value-type="string" table:style-name="ce2">
            <text:p>lk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6.12" table:style-name="ce1">
            <text:p>6.12</text:p>
          </table:table-cell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Gebet auf dem Berg in der Nacht</text:p>
          </table:table-cell>
          <table:table-cell table:number-columns-repeated="16373"/>
        </table:table-row>
        <table:table-row table:style-name="ro1">
          <table:table-cell office:value-type="float" office:value="10.01" table:style-name="ce3">
            <text:p>10.01</text:p>
          </table:table-cell>
          <table:table-cell table:style-name="ce1"/>
          <table:table-cell office:value-type="float" office:value="3.14" table:style-name="ce3">
            <text:p>3.14</text:p>
          </table:table-cell>
          <table:table-cell table:style-name="ce3"/>
          <table:table-cell office:value-type="float" office:value="6.13" table:style-name="ce1">
            <text:p>6.13</text:p>
          </table:table-cell>
          <table:table-cell table:number-columns-repeated="5" table:style-name="ce1"/>
          <table:table-cell office:value-type="string" table:style-name="ce1">
            <text:p>und als der seine 12 Jünger herzugerufen hatte, gab er ihnen Gewalt über unreine Geister, um sie auszutreiben, und jede Krankheit und jedes Gebrechen zu heilen</text:p>
          </table:table-cell>
          <table:table-cell table:number-columns-repeated="16373"/>
        </table:table-row>
        <table:table-row table:style-name="ro1">
          <table:table-cell office:value-type="float" office:value="10.02" table:style-name="ce3">
            <text:p>10.02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Namen der zwölf Aposgtel aber sind diese</text:p>
          </table:table-cell>
          <table:table-cell table:number-columns-repeated="16373"/>
        </table:table-row>
        <table:table-row table:style-name="ro1">
          <table:table-cell office:value-type="float" office:value="10.050000000000001" table:style-name="ce3">
            <text:p>10.05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Geht nicht auf den Weg der Nationen, und geht nicht in eine Stadt der Samariter</text:p>
          </table:table-cell>
          <table:table-cell table:number-columns-repeated="16373"/>
        </table:table-row>
        <table:table-row table:style-name="ro1">
          <table:table-cell office:value-type="float" office:value="10.06" table:style-name="ce3">
            <text:p>10.06</text:p>
          </table:table-cell>
          <table:table-cell office:value-type="float" office:value="10.061" table:style-name="ce4">
            <text:p>10.061</text:p>
          </table:table-cell>
          <table:table-cell table:number-columns-repeated="2" table:style-name="ce3"/>
          <table:table-cell table:number-columns-repeated="6" table:style-name="ce1"/>
          <table:table-cell office:value-type="string" table:style-name="ce1">
            <text:p>Geht zu verlorenen Schafen des Hauses Israel</text:p>
          </table:table-cell>
          <table:table-cell table:number-columns-repeated="16373"/>
        </table:table-row>
        <table:table-row table:style-name="ro1">
          <table:table-cell office:value-type="float" office:value="10.06" table:style-name="ce3">
            <text:p>10.06</text:p>
          </table:table-cell>
          <table:table-cell office:value-type="float" office:value="10.061999999999999" table:style-name="ce4">
            <text:p>10.062</text:p>
          </table:table-cell>
          <table:table-cell office:value-type="float" office:value="6.07" table:style-name="ce3">
            <text:p>6.07</text:p>
          </table:table-cell>
          <table:table-cell table:style-name="ce3"/>
          <table:table-cell table:number-columns-repeated="6" table:style-name="ce1"/>
          <table:table-cell office:value-type="string" table:style-name="ce1">
            <text:p>Aussendung: zwei und zwei</text:p>
          </table:table-cell>
          <table:table-cell table:number-columns-repeated="16373"/>
        </table:table-row>
        <table:table-row table:style-name="ro1">
          <table:table-cell office:value-type="float" office:value="10.07" table:style-name="ce3">
            <text:p>10.07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sprecht "Reich der Himmel ist nahe gekommen"</text:p>
          </table:table-cell>
          <table:table-cell table:number-columns-repeated="16373"/>
        </table:table-row>
        <table:table-row table:style-name="ro1">
          <table:table-cell office:value-type="float" office:value="10.08" table:style-name="ce3">
            <text:p>10.08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Heilt Kranke, reinigt Aussätzige, weckt Tote auf, treibt Dämonen aus, umsonst empfangen, umsonst gebt</text:p>
          </table:table-cell>
          <table:table-cell table:number-columns-repeated="16373"/>
        </table:table-row>
        <table:table-row table:style-name="ro1">
          <table:table-cell office:value-type="float" office:value="10.09" table:style-name="ce3">
            <text:p>10.09</text:p>
          </table:table-cell>
          <table:table-cell table:style-name="ce1"/>
          <table:table-cell office:value-type="float" office:value="6.08" table:style-name="ce3">
            <text:p>6.08</text:p>
          </table:table-cell>
          <table:table-cell table:style-name="ce3"/>
          <table:table-cell table:number-columns-repeated="6" table:style-name="ce1"/>
          <table:table-cell office:value-type="string" table:style-name="ce1">
            <text:p>Nichts auf den Weg nehmen // Weder Gold, Silber noch Kupfer {Münze} in Gürtel</text:p>
          </table:table-cell>
          <table:table-cell table:number-columns-repeated="16373"/>
        </table:table-row>
        <table:table-row table:style-name="ro1">
          <table:table-cell office:value-type="float" office:value="10.1" table:style-name="ce3">
            <text:p>10.10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Keine Tasche auf den Weg, nicht zwei Leibröcke, nicht Sandalen, nicht Stab, den der Arbeiter ist seiner Nahrung wert</text:p>
          </table:table-cell>
          <table:table-cell table:number-columns-repeated="16373"/>
        </table:table-row>
        <table:table-row table:style-name="ro1">
          <table:table-cell office:value-type="float" office:value="10.11" table:style-name="ce3">
            <text:p>10.11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In Stadt oder Dorf: erforschen, wer würdig ist</text:p>
          </table:table-cell>
          <table:table-cell table:number-columns-repeated="16373"/>
        </table:table-row>
        <table:table-row table:style-name="ro1">
          <table:table-cell office:value-type="float" office:value="10.119999999999999" table:style-name="ce3">
            <text:p>10.12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In Haus: grüsst es</text:p>
          </table:table-cell>
          <table:table-cell table:number-columns-repeated="16373"/>
        </table:table-row>
        <table:table-row table:style-name="ro1">
          <table:table-cell office:value-type="float" office:value="10.130000000000001" table:style-name="ce3">
            <text:p>10.13</text:p>
          </table:table-cell>
          <table:table-cell table:style-name="ce1"/>
          <table:table-cell office:value-type="float" office:value="6.1" table:style-name="ce3">
            <text:p>6.10</text:p>
          </table:table-cell>
          <table:table-cell office:value-type="float" office:value="6.101" table:style-name="ce4">
            <text:p>6.101</text:p>
          </table:table-cell>
          <table:table-cell table:number-columns-repeated="6" table:style-name="ce1"/>
          <table:table-cell office:value-type="string" table:style-name="ce1">
            <text:p>Wenn Haus würdig ist…</text:p>
          </table:table-cell>
          <table:table-cell table:number-columns-repeated="16373"/>
        </table:table-row>
        <table:table-row table:style-name="ro1">
          <table:table-cell office:value-type="float" office:value="10.14" table:style-name="ce3">
            <text:p>10.14</text:p>
          </table:table-cell>
          <table:table-cell table:style-name="ce1"/>
          <table:table-cell office:value-type="float" office:value="6.1" table:style-name="ce3">
            <text:p>6.10</text:p>
          </table:table-cell>
          <table:table-cell office:value-type="float" office:value="6.1020000000000003" table:style-name="ce4">
            <text:p>6.102</text:p>
          </table:table-cell>
          <table:table-cell table:number-columns-repeated="6" table:style-name="ce1"/>
          <table:table-cell office:value-type="string" table:style-name="ce1">
            <text:p>Wenn nicht aufnehmen….</text:p>
          </table:table-cell>
          <table:table-cell table:number-columns-repeated="16373"/>
        </table:table-row>
        <table:table-row table:style-name="ro1">
          <table:table-cell office:value-type="float" office:value="10.15" table:style-name="ce3">
            <text:p>10.15</text:p>
          </table:table-cell>
          <table:table-cell office:value-type="float" office:value="10.151" table:style-name="ce4">
            <text:p>10.151</text:p>
          </table:table-cell>
          <table:table-cell office:value-type="float" office:value="6.11" table:style-name="ce3">
            <text:p>6.11</text:p>
          </table:table-cell>
          <table:table-cell table:style-name="ce3"/>
          <table:table-cell table:number-columns-repeated="6" table:style-name="ce1"/>
          <table:table-cell office:value-type="string" table:style-name="ce1">
            <text:p>… es wird Sodom und Gomorra erträglicher ergehen</text:p>
          </table:table-cell>
          <table:table-cell table:number-columns-repeated="16373"/>
        </table:table-row>
        <table:table-row table:style-name="ro1">
          <table:table-cell office:value-type="float" office:value="10.16" table:style-name="ce3">
            <text:p>10.16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Ich sende euch wie Schafe inmitten von Wölfen</text:p>
          </table:table-cell>
          <table:table-cell table:number-columns-repeated="16373"/>
        </table:table-row>
        <table:table-row table:style-name="ro1">
          <table:table-cell office:value-type="float" office:value="10.17" table:style-name="ce3">
            <text:p>10.17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Hütet euch vor den Menschen… an Synedrien überliefern</text:p>
          </table:table-cell>
          <table:table-cell table:number-columns-repeated="16373"/>
        </table:table-row>
        <table:table-row table:style-name="ro1">
          <table:table-cell office:value-type="float" office:value="10.18" table:style-name="ce3">
            <text:p>10.18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..vor Statthalter und Köngie werdet ihr geführt werden, … den Nationen zu Zeugnis…</text:p>
          </table:table-cell>
          <table:table-cell table:number-columns-repeated="16373"/>
        </table:table-row>
        <table:table-row table:style-name="ro1">
          <table:table-cell office:value-type="float" office:value="10.19" table:style-name="ce3">
            <text:p>10.19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Wenn überliefern: Geist gibt, was ihr reden sollt</text:p>
          </table:table-cell>
          <table:table-cell table:number-columns-repeated="16373"/>
        </table:table-row>
        <table:table-row table:style-name="ro1">
          <table:table-cell office:value-type="float" office:value="10.199999999999999" table:style-name="ce3">
            <text:p>10.20</text:p>
          </table:table-cell>
          <table:table-cell table:style-name="ce1"/>
          <table:table-cell table:number-columns-repeated="2" table:style-name="ce3"/>
          <table:table-cell table:number-columns-repeated="3" table:style-name="ce1"/>
          <table:table-cell office:value-type="float" office:value="13.11" table:style-name="ce1">
            <text:p>13.11</text:p>
          </table:table-cell>
          <table:table-cell office:value-type="float" office:value="12.12" table:style-name="ce1">
            <text:p>12.12</text:p>
          </table:table-cell>
          <table:table-cell table:style-name="ce1"/>
          <table:table-cell office:value-type="string" table:style-name="ce1">
            <text:p>Nicht ihr die redenden, sonder der Geist eures Vaters, der in euch redet</text:p>
          </table:table-cell>
          <table:table-cell table:number-columns-repeated="16373"/>
        </table:table-row>
        <table:table-row table:style-name="ro1">
          <table:table-cell office:value-type="float" office:value="10.220000000000001" table:style-name="ce3">
            <text:p>10.22</text:p>
          </table:table-cell>
          <table:table-cell table:style-name="ce1"/>
          <table:table-cell table:number-columns-repeated="2" table:style-name="ce3"/>
          <table:table-cell table:number-columns-repeated="6" table:style-name="ce1"/>
          <table:table-cell office:value-type="string" table:style-name="ce1">
            <text:p>Gehasst um meines Names willen</text:p>
          </table:table-cell>
          <table:table-cell table:number-columns-repeated="16373"/>
        </table:table-row>
        <table:table-row table:style-name="ro1">
          <table:table-cell office:value-type="float" office:value="10.99" table:style-name="ce5">
            <text:p>10.99</text:p>
          </table:table-cell>
          <table:table-cell table:style-name="ce4"/>
          <table:table-cell office:value-type="float" office:value="6.12" table:style-name="ce3">
            <text:p>6.12</text:p>
          </table:table-cell>
          <table:table-cell table:style-name="ce3"/>
          <table:table-cell table:number-columns-repeated="6" table:style-name="ce1"/>
          <table:table-cell office:value-type="string" table:style-name="ce1">
            <text:p>sie predigten: tut Busse</text:p>
          </table:table-cell>
          <table:table-cell table:number-columns-repeated="16373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René Nyffenegger</meta:initial-creator>
    <dc:creator>René Nyffenegger</dc:creator>
    <meta:creation-date>2020-06-21T06:25:25Z</meta:creation-date>
    <dc:date>2020-06-22T19:50:45Z</dc:date>
    <meta:editing-duration>PT0S</meta:editing-duration>
    <meta:user-defined meta:name="MSIP_Label_9a7ed875-cb67-40d7-9ea6-a804b08b1148_Enabled">True</meta:user-defined>
    <meta:user-defined meta:name="MSIP_Label_9a7ed875-cb67-40d7-9ea6-a804b08b1148_SiteId">473672ba-cd07-4371-a2ae-788b4c61840e</meta:user-defined>
    <meta:user-defined meta:name="MSIP_Label_9a7ed875-cb67-40d7-9ea6-a804b08b1148_Owner">r.nyffenegger@zurich.com</meta:user-defined>
    <meta:user-defined meta:name="MSIP_Label_9a7ed875-cb67-40d7-9ea6-a804b08b1148_SetDate">2020-06-21T06:28:03.2673845Z</meta:user-defined>
    <meta:user-defined meta:name="MSIP_Label_9a7ed875-cb67-40d7-9ea6-a804b08b1148_Name">Public</meta:user-defined>
    <meta:user-defined meta:name="MSIP_Label_9a7ed875-cb67-40d7-9ea6-a804b08b1148_Application">Microsoft Azure Information Protection</meta:user-defined>
    <meta:user-defined meta:name="MSIP_Label_9a7ed875-cb67-40d7-9ea6-a804b08b1148_ActionId">d760d254-fc64-49e9-9df7-b25764225d05</meta:user-defined>
    <meta:user-defined meta:name="MSIP_Label_9a7ed875-cb67-40d7-9ea6-a804b08b1148_Extended_MSFT_Method">Manual</meta:user-defined>
    <meta:user-defined meta:name="Sensitivity">Public</meta:user-defined>
  </office:meta>
</office:document-meta>
</file>